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officeooo:paragraph-rsid="0327158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5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526f" style:font-size-asian="11pt" style:font-size-complex="11pt"/>
    </style:style>
    <style:style style:name="P6" style:family="paragraph" style:parent-style-name="Standard">
      <style:paragraph-properties fo:margin-top="0in" fo:margin-bottom="0.0201in" loext:contextual-spacing="false" fo:line-height="100%" style:writing-mode="lr-tb"/>
      <style:text-properties fo:font-size="11pt" officeooo:paragraph-rsid="03387e25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rsid="03271583" officeooo:paragraph-rsid="03271583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349a297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3e00b9" officeooo:paragraph-rsid="023e00b9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solid" style:text-underline-width="auto" style:text-underline-color="font-color" officeooo:rsid="02d0d670" officeooo:paragraph-rsid="0349a297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bold" officeooo:rsid="03503173" officeooo:paragraph-rsid="03503173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style:writing-mode="lr-tb"/>
      <style:text-properties officeooo:paragraph-rsid="034d4052"/>
    </style:style>
    <style:style style:name="P14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75def57" officeooo:paragraph-rsid="034d405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officeooo:paragraph-rsid="03396ad7" style:font-size-asian="11pt" style:font-size-complex="11pt"/>
    </style:style>
    <style:style style:name="P1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17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18" style:family="paragraph" style:parent-style-name="Text_20_body">
      <style:paragraph-properties fo:margin-left="0in" fo:margin-right="0in" fo:margin-top="0in" fo:margin-bottom="0.0201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52ab58" style:font-size-asian="11pt" style:font-size-complex="11pt"/>
    </style:style>
    <style:style style:name="P19" style:family="paragraph" style:parent-style-name="List_20_Paragraph">
      <style:paragraph-properties fo:margin-left="0in" fo:margin-right="0in" fo:margin-top="0in" fo:margin-bottom="0.0201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52ab58" style:font-size-asian="11pt" style:font-size-complex="11pt"/>
    </style:style>
    <style:style style:name="P20" style:family="paragraph" style:parent-style-name="List_20_Paragraph">
      <style:paragraph-properties fo:margin-left="0in" fo:margin-right="0in" fo:margin-top="0in" fo:margin-bottom="0.0201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rsid="035b6d60" officeooo:paragraph-rsid="035b6d60" style:font-size-asian="11pt" style:font-size-complex="11pt"/>
    </style:style>
    <style:style style:name="P21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554c00" style:font-size-asian="11pt" style:font-size-complex="11pt"/>
    </style:style>
    <style:style style:name="P22" style:family="paragraph" style:parent-style-name="Standard" style:list-style-name="RTF_5f_Num_20_3">
      <style:paragraph-properties fo:margin-top="0.0598in" fo:margin-bottom="0in" loext:contextual-spacing="false" fo:line-height="100%"/>
      <style:text-properties style:font-name="Times New Roman" fo:font-size="11pt" fo:font-weight="bold" officeooo:rsid="03396ad7" officeooo:paragraph-rsid="03396ad7" style:font-size-asian="11pt" style:font-weight-asian="bold" style:font-size-complex="11pt" style:font-weight-complex="bold"/>
    </style:style>
    <style:style style:name="P23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28ad91" style:font-size-asian="11pt" style:font-size-complex="11pt"/>
    </style:style>
    <style:style style:name="P24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25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4b29d" style:font-size-asian="11pt" style:font-size-complex="11pt"/>
    </style:style>
    <style:style style:name="P26" style:family="paragraph" style:parent-style-name="Standard" style:list-style-name="RTF_5f_Num_20_3">
      <style:paragraph-properties fo:margin-top="0in" fo:margin-bottom="0in" loext:contextual-spacing="false" fo:line-height="100%" style:writing-mode="lr-tb"/>
      <style:text-properties style:font-name="Times New Roman" fo:font-size="11pt" fo:language="en" fo:country="GB" fo:font-style="normal" style:text-underline-style="none" fo:font-weight="normal" officeooo:rsid="06fddb6b" officeooo:paragraph-rsid="0328ad91" fo:background-color="#ffff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271583" style:font-weight-asian="bold" style:font-weight-complex="bold"/>
    </style:style>
    <style:style style:name="T3" style:family="text">
      <style:text-properties fo:font-weight="bold" officeooo:rsid="0328ad91" style:font-weight-asian="bold" style:font-weight-complex="bold"/>
    </style:style>
    <style:style style:name="T4" style:family="text">
      <style:text-properties fo:letter-spacing="0.002in"/>
    </style:style>
    <style:style style:name="T5" style:family="text">
      <style:text-properties fo:letter-spacing="0.002in" officeooo:rsid="04b0de13"/>
    </style:style>
    <style:style style:name="T6" style:family="text">
      <style:text-properties fo:letter-spacing="0.002in" style:text-underline-style="solid" style:text-underline-width="auto" style:text-underline-color="font-color"/>
    </style:style>
    <style:style style:name="T7" style:family="text">
      <style:text-properties fo:letter-spacing="0.002in" officeooo:rsid="015f885d"/>
    </style:style>
    <style:style style:name="T8" style:family="text">
      <style:text-properties fo:letter-spacing="0.002in" officeooo:rsid="023ac0bd"/>
    </style:style>
    <style:style style:name="T9" style:family="text">
      <style:text-properties fo:letter-spacing="0.002in" officeooo:rsid="02c940cf"/>
    </style:style>
    <style:style style:name="T10" style:family="text">
      <style:text-properties fo:letter-spacing="0.002in" officeooo:rsid="02cb3464"/>
    </style:style>
    <style:style style:name="T11" style:family="text">
      <style:text-properties style:text-position="super 58%" fo:letter-spacing="0.002in" officeooo:rsid="015f885d"/>
    </style:style>
    <style:style style:name="T12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13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14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15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16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17" style:family="text">
      <style:text-properties fo:language="en" fo:country="GB" style:text-underline-style="none" fo:font-weight="normal" officeooo:rsid="02dc4ac7" style:font-weight-asian="normal" style:font-weight-complex="normal"/>
    </style:style>
    <style:style style:name="T18" style:family="text">
      <style:text-properties fo:language="en" fo:country="GB" style:text-underline-style="none" fo:font-weight="normal" officeooo:rsid="0328ad91" style:font-weight-asian="normal" style:font-weight-complex="normal"/>
    </style:style>
    <style:style style:name="T19" style:family="text">
      <style:text-properties fo:language="en" fo:country="GB" style:text-underline-style="none" fo:font-weight="normal" officeooo:rsid="033189bf" style:font-weight-asian="normal" style:font-weight-complex="normal"/>
    </style:style>
    <style:style style:name="T20" style:family="text">
      <style:text-properties fo:language="en" fo:country="GB" style:text-underline-style="none" fo:font-weight="normal" officeooo:rsid="03396ad7" style:font-weight-asian="normal" style:font-weight-complex="normal"/>
    </style:style>
    <style:style style:name="T21" style:family="text">
      <style:text-properties fo:language="en" fo:country="GB" style:text-underline-style="none" fo:font-weight="normal" officeooo:rsid="03554c00" style:font-weight-asian="normal" style:font-weight-complex="normal"/>
    </style:style>
    <style:style style:name="T22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language="en" fo:country="GB" fo:font-style="normal" style:text-underline-style="none" fo:font-weight="normal" officeooo:rsid="02a8809a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32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33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34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35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36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37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38" style:family="text">
      <style:text-properties fo:color="#000000" style:font-name="Times New Roman" fo:language="fi" fo:country="FI" style:text-underline-style="none" fo:font-weight="normal" officeooo:rsid="02e6dd35" fo:background-color="#ffffff" loext:char-shading-value="0" style:font-weight-asian="normal" style:font-weight-complex="normal"/>
    </style:style>
    <style:style style:name="T39" style:family="text">
      <style:text-properties fo:color="#000000" style:font-name="Times New Roman" fo:language="fi" fo:country="FI" style:text-underline-style="none" fo:font-weight="normal" officeooo:rsid="055bcdca" fo:background-color="#ffffff" loext:char-shading-value="0" style:font-weight-asian="normal" style:font-weight-complex="normal"/>
    </style:style>
    <style:style style:name="T40" style:family="text">
      <style:text-properties fo:color="#000000" style:font-name="Times New Roman" fo:language="fi" fo:country="FI" style:text-underline-style="none" fo:font-weight="normal" officeooo:rsid="0659a4bc" fo:background-color="#ffffff" loext:char-shading-value="0" style:font-weight-asian="normal" style:font-weight-complex="normal"/>
    </style:style>
    <style:style style:name="T41" style:family="text">
      <style:text-properties fo:color="#000000" style:font-name="Times New Roman" fo:language="fi" fo:country="FI" style:text-underline-style="none" fo:font-weight="normal" officeooo:rsid="030b1c60" fo:background-color="#ffffff" loext:char-shading-value="0" style:font-weight-asian="normal" style:font-weight-complex="normal"/>
    </style:style>
    <style:style style:name="T42" style:family="text">
      <style:text-properties fo:color="#000000" style:font-name="Times New Roman" fo:language="fi" fo:country="FI" fo:font-style="normal" style:text-underline-style="none" fo:font-weight="bold" officeooo:rsid="03387e25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43" style:family="text">
      <style:text-properties fo:color="#000000" style:font-name="Times New Roman" fo:language="fi" fo:country="FI" fo:font-style="normal" style:text-underline-style="none" fo:font-weight="normal" officeooo:rsid="0328f2b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4" style:family="text">
      <style:text-properties fo:color="#000000" style:font-name="Times New Roman" fo:language="fi" fo:country="FI" fo:font-style="normal" style:text-underline-style="none" fo:font-weight="normal" officeooo:rsid="0336d609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5" style:family="text">
      <style:text-properties fo:color="#000000" style:font-name="Times New Roman" fo:language="fi" fo:country="FI" fo:font-style="normal" style:text-underline-style="none" fo:font-weight="normal" officeooo:rsid="034d4052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6" style:family="text">
      <style:text-properties fo:color="#000000" style:font-name="Times New Roman" fo:language="fi" fo:country="FI" fo:font-style="normal" style:text-underline-style="none" fo:font-weight="normal" officeooo:rsid="0362204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7" style:family="text">
      <style:text-properties fo:color="#000000" style:font-name="Times New Roman" fo:letter-spacing="0.002in"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8" style:family="text">
      <style:text-properties fo:color="#000000" style:font-name="Times New Roman" fo:letter-spacing="0.002in" fo:language="en" fo:country="GB" fo:font-style="normal" style:text-underline-style="none" fo:font-weight="normal" officeooo:rsid="07b38d1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9" style:family="text">
      <style:text-properties fo:color="#000000" style:font-name="Times New Roman" fo:letter-spacing="0.002in" fo:language="en" fo:country="GB" fo:font-style="normal" style:text-underline-style="none" fo:font-weight="normal" officeooo:rsid="0328f2b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0" style:family="text">
      <style:text-properties fo:color="#000000" style:font-name="Times New Roman" fo:letter-spacing="0.002in" fo:language="en" fo:country="GB" fo:font-style="normal" style:text-underline-style="none" fo:font-weight="normal" officeooo:rsid="0340063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1" style:family="text">
      <style:text-properties fo:color="#000000" style:font-name="Times New Roman" fo:letter-spacing="0.002in" fo:language="en" fo:country="GB" fo:font-style="normal" style:text-underline-style="none" fo:font-weight="normal" officeooo:rsid="0340b66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2" style:family="text">
      <style:text-properties fo:color="#000000" style:font-name="Times New Roman" fo:letter-spacing="0.002in" fo:language="en" fo:country="GB" fo:font-style="normal" style:text-underline-style="none" fo:font-weight="normal" officeooo:rsid="036361f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3" style:family="text">
      <style:text-properties fo:color="#000000" style:font-name="Times New Roman" fo:letter-spacing="0.002in" fo:language="en" fo:country="GB" fo:font-style="normal" style:text-underline-style="none" fo:font-weight="normal" officeooo:rsid="0447f3b3" style:font-style-asian="normal" style:font-weight-asian="normal" style:font-name-complex="Times New Roman" style:font-style-complex="normal" style:font-weight-complex="normal"/>
    </style:style>
    <style:style style:name="T54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style-asian="normal" style:font-weight-asian="normal" style:font-name-complex="Times New Roman" style:font-style-complex="normal" style:font-weight-complex="normal"/>
    </style:style>
    <style:style style:name="T55" style:family="text">
      <style:text-properties fo:color="#000000" style:font-name="Times New Roman" fo:letter-spacing="0.002in" fo:language="en" fo:country="GB" fo:font-style="normal" style:text-underline-style="none" fo:font-weight="normal" officeooo:rsid="0335ba22" style:font-style-asian="normal" style:font-weight-asian="normal" style:font-name-complex="Times New Roman" style:font-style-complex="normal" style:font-weight-complex="normal"/>
    </style:style>
    <style:style style:name="T56" style:family="text">
      <style:text-properties fo:color="#000000" style:font-name="Times New Roman" fo:letter-spacing="0.002in" fo:language="en" fo:country="GB" fo:font-style="normal" style:text-underline-style="none" fo:font-weight="normal" officeooo:rsid="03367a9a" style:font-style-asian="normal" style:font-weight-asian="normal" style:font-name-complex="Times New Roman" style:font-style-complex="normal" style:font-weight-complex="normal"/>
    </style:style>
    <style:style style:name="T57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name-asian="TimesNewRomanPSMT" style:font-style-asian="normal" style:font-weight-asian="normal" style:font-name-complex="Times New Roman" style:font-style-complex="normal" style:font-weight-complex="normal"/>
    </style:style>
    <style:style style:name="T58" style:family="text">
      <style:text-properties officeooo:rsid="00260b39"/>
    </style:style>
    <style:style style:name="T59" style:family="text">
      <style:text-properties officeooo:rsid="00278b3f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137f45c" style:font-weight-asian="normal" style:font-weight-complex="normal"/>
    </style:style>
    <style:style style:name="T62" style:family="text">
      <style:text-properties fo:font-weight="normal" officeooo:rsid="00278b3f" style:font-weight-asian="normal" style:font-weight-complex="normal"/>
    </style:style>
    <style:style style:name="T63" style:family="text">
      <style:text-properties fo:font-weight="normal" officeooo:rsid="02674a71" style:font-weight-asian="normal" style:font-weight-complex="normal"/>
    </style:style>
    <style:style style:name="T64" style:family="text">
      <style:text-properties fo:font-weight="normal" officeooo:rsid="02ce3488" style:font-weight-asian="normal" style:font-weight-complex="normal"/>
    </style:style>
    <style:style style:name="T65" style:family="text">
      <style:text-properties fo:font-weight="normal" officeooo:rsid="02d0d670" style:font-weight-asian="normal" style:font-weight-complex="normal"/>
    </style:style>
    <style:style style:name="T66" style:family="text">
      <style:text-properties fo:font-weight="normal" officeooo:rsid="010209be" style:font-weight-asian="normal" style:font-weight-complex="normal"/>
    </style:style>
    <style:style style:name="T67" style:family="text">
      <style:text-properties fo:font-weight="normal" officeooo:rsid="02a81501" style:font-weight-asian="normal" style:font-weight-complex="normal"/>
    </style:style>
    <style:style style:name="T68" style:family="text">
      <style:text-properties fo:font-weight="normal" officeooo:rsid="03396ad7" style:font-weight-asian="normal" style:font-weight-complex="normal"/>
    </style:style>
    <style:style style:name="T69" style:family="text">
      <style:text-properties fo:font-weight="normal" officeooo:rsid="033189bf" style:font-weight-asian="normal" style:font-weight-complex="normal"/>
    </style:style>
    <style:style style:name="T70" style:family="text">
      <style:text-properties fo:font-weight="normal" officeooo:rsid="0349a297" style:font-weight-asian="normal" style:font-weight-complex="normal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d93405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81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82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83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84" style:family="text">
      <style:text-properties fo:font-style="normal" style:text-underline-style="none" fo:font-weight="normal" officeooo:rsid="0348fb51" style:font-name-asian="TimesNewRomanPSMT" style:font-style-asian="normal" style:font-weight-asian="normal" style:font-name-complex="TimesNewRomanPSMT" style:font-style-complex="normal" style:font-weight-complex="normal"/>
    </style:style>
    <style:style style:name="T85" style:family="text">
      <style:text-properties fo:font-style="normal" style:text-underline-style="solid" style:text-underline-width="auto" style:text-underline-color="font-color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86" style:family="text">
      <style:text-properties fo:font-style="normal" style:text-underline-style="solid" style:text-underline-width="auto" style:text-underline-color="font-color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87" style:family="text">
      <style:text-properties style:text-underline-style="none" fo:font-weight="normal" style:font-weight-asian="normal" style:font-weight-complex="normal"/>
    </style:style>
    <style:style style:name="T88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89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90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91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92" style:family="text">
      <style:text-properties style:text-underline-style="none" fo:font-weight="normal" officeooo:rsid="033c7191" style:font-name-asian="TimesNewRomanPSMT" style:font-weight-asian="normal" style:font-name-complex="TimesNewRomanPSMT" style:font-weight-complex="normal"/>
    </style:style>
    <style:style style:name="T93" style:family="text">
      <style:text-properties officeooo:rsid="003b8c87" style:font-name-complex="Arial1"/>
    </style:style>
    <style:style style:name="T94" style:family="text">
      <style:text-properties officeooo:rsid="00a98c5f" style:font-name-complex="Arial1"/>
    </style:style>
    <style:style style:name="T95" style:family="text">
      <style:text-properties style:text-underline-style="solid" style:text-underline-width="auto" style:text-underline-color="font-color" fo:font-weight="normal" officeooo:rsid="0497953e" style:font-name-asian="TimesNewRomanPSMT" style:font-weight-asian="normal" style:font-name-complex="TimesNewRomanPSMT" style:font-weight-complex="normal"/>
    </style:style>
    <style:style style:name="T96" style:family="text">
      <style:text-properties style:text-underline-style="solid" style:text-underline-width="auto" style:text-underline-color="font-color" fo:font-weight="normal" officeooo:rsid="06cb4a30" style:font-name-asian="TimesNewRomanPSMT" style:font-weight-asian="normal" style:font-name-complex="TimesNewRomanPSMT" style:font-weight-complex="normal"/>
    </style:style>
    <style:style style:name="T97" style:family="text">
      <style:text-properties style:text-underline-style="solid" style:text-underline-width="auto" style:text-underline-color="font-color" fo:font-weight="normal" officeooo:rsid="016c2ed9" style:font-name-asian="TimesNewRomanPSMT" style:font-weight-asian="normal" style:font-name-complex="TimesNewRomanPSMT" style:font-weight-complex="normal"/>
    </style:style>
    <style:style style:name="T98" style:family="text">
      <style:text-properties style:text-underline-style="solid" style:text-underline-width="auto" style:text-underline-color="font-color" fo:font-weight="normal" officeooo:rsid="033c7191" style:font-name-asian="TimesNewRomanPSMT" style:font-weight-asian="normal" style:font-name-complex="TimesNewRomanPSMT" style:font-weight-complex="normal"/>
    </style:style>
    <style:style style:name="T99" style:family="text">
      <style:text-properties style:font-name="Times New Roman"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100" style:family="text">
      <style:text-properties style:font-name="Times New Roman" fo:font-style="normal" style:text-underline-style="none" fo:font-weight="normal" officeooo:rsid="02e72f7c" style:font-style-asian="normal" style:font-weight-asian="normal" style:font-style-complex="normal" style:font-weight-complex="normal"/>
    </style:style>
    <style:style style:name="T101" style:family="text">
      <style:text-properties style:font-name="Times New Roman" fo:font-style="normal" style:text-underline-style="none" fo:font-weight="normal" officeooo:rsid="02e6dd35" style:font-style-asian="normal" style:font-weight-asian="normal" style:font-style-complex="normal" style:font-weight-complex="normal"/>
    </style:style>
    <style:style style:name="T102" style:family="text">
      <style:text-properties style:font-name="Times New Roman" fo:font-weight="bold" style:font-weight-asian="bold" style:font-weight-complex="bold"/>
    </style:style>
    <style:style style:name="T103" style:family="text">
      <style:text-properties style:font-name="Times New Roman" fo:font-weight="bold" officeooo:rsid="023ac0bd" style:font-weight-asian="bold" style:font-weight-complex="bold"/>
    </style:style>
    <style:style style:name="T104" style:family="text">
      <style:text-properties style:font-name="Times New Roman" fo:font-weight="normal" officeooo:rsid="0335ba22" style:font-name-asian="TimesNewRomanPSMT" style:font-weight-asian="normal" style:font-name-complex="TimesNewRomanPSMT" style:font-weight-complex="normal"/>
    </style:style>
    <style:style style:name="T105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106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107" style:family="text">
      <style:text-properties style:font-name="Times New Roman" style:text-underline-style="none" fo:font-weight="normal" officeooo:rsid="02e508d3" style:font-weight-asian="normal" style:font-weight-complex="normal"/>
    </style:style>
    <style:style style:name="T108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109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110" style:family="text">
      <style:text-properties style:font-name="Times New Roman" style:text-underline-style="none" fo:font-weight="normal" officeooo:rsid="035cc88e" style:font-weight-asian="normal" style:font-weight-complex="normal"/>
    </style:style>
    <style:style style:name="T111" style:family="text">
      <style:text-properties style:font-name="Times New Roman" fo:letter-spacing="0.002in" officeooo:rsid="023ac0bd"/>
    </style:style>
    <style:style style:name="T112" style:family="text">
      <style:text-properties style:font-name="Times New Roman" fo:letter-spacing="0.002in" officeooo:rsid="02c940cf"/>
    </style:style>
    <style:style style:name="T113" style:family="text">
      <style:text-properties style:font-name="Times New Roman" fo:letter-spacing="0.002in" officeooo:rsid="015f885d"/>
    </style:style>
    <style:style style:name="T114" style:family="text">
      <style:text-properties style:font-name="Times New Roman" fo:letter-spacing="0.002in" officeooo:rsid="0307f9f1"/>
    </style:style>
    <style:style style:name="T115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116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117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118" style:family="text">
      <style:text-properties style:font-name="Times New Roman" fo:language="fi" fo:country="FI" style:text-underline-style="none" fo:font-weight="normal" officeooo:rsid="032a6847" fo:background-color="#ffffff" loext:char-shading-value="0" style:font-weight-asian="normal" style:font-weight-complex="normal"/>
    </style:style>
    <style:style style:name="T119" style:family="text">
      <style:text-properties style:font-name="Times New Roman" fo:language="fi" fo:country="FI" style:text-underline-style="none" fo:font-weight="normal" officeooo:rsid="032d8b71" fo:background-color="#ffffff" loext:char-shading-value="0" style:font-weight-asian="normal" style:font-weight-complex="normal"/>
    </style:style>
    <style:style style:name="T120" style:family="text">
      <style:text-properties style:font-name="Times New Roman" fo:language="fi" fo:country="FI" style:text-underline-style="none" fo:font-weight="normal" officeooo:rsid="033ee24d" fo:background-color="#ffffff" loext:char-shading-value="0" style:font-weight-asian="normal" style:font-weight-complex="normal"/>
    </style:style>
    <style:style style:name="T121" style:family="text">
      <style:text-properties style:font-name="Times New Roman" fo:language="fi" fo:country="FI" style:text-underline-style="none" fo:font-weight="normal" officeooo:rsid="0364b29d" fo:background-color="#ffffff" loext:char-shading-value="0" style:font-weight-asian="normal" style:font-weight-complex="normal"/>
    </style:style>
    <style:style style:name="T122" style:family="text">
      <style:text-properties style:font-name="Times New Roman" fo:language="fi" fo:country="FI" style:text-underline-style="none" fo:font-weight="normal" officeooo:rsid="035cc88e" fo:background-color="#ffffff" loext:char-shading-value="0" style:font-weight-asian="normal" style:font-weight-complex="normal"/>
    </style:style>
    <style:style style:name="T123" style:family="text">
      <style:text-properties style:font-name="Times New Roman" fo:language="fi" fo:country="FI" style:text-underline-style="none" fo:font-weight="normal" officeooo:rsid="02e508d3" fo:background-color="#ffffff" loext:char-shading-value="0" style:font-weight-asian="normal" style:font-weight-complex="normal"/>
    </style:style>
    <style:style style:name="T124" style:family="text">
      <style:text-properties style:font-name="Times New Roman" fo:language="fi" fo:country="FI" style:text-underline-style="none" fo:font-weight="normal" officeooo:rsid="0044cfad" fo:background-color="#ffffff" loext:char-shading-value="0" style:font-weight-asian="normal" style:font-weight-complex="normal"/>
    </style:style>
    <style:style style:name="T125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126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127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128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129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130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131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132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133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134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135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136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137" style:family="text">
      <style:text-properties style:font-name="Times New Roman" fo:font-size="11pt" style:text-underline-style="none" fo:font-weight="normal" officeooo:rsid="02d28d9d" style:font-size-asian="11pt" style:font-weight-asian="normal" style:font-size-complex="11pt" style:font-weight-complex="normal"/>
    </style:style>
    <style:style style:name="T138" style:family="text">
      <style:text-properties style:font-name="Times New Roman" fo:font-size="11pt" style:text-underline-style="none" fo:font-weight="normal" officeooo:rsid="02d6f897" style:font-size-asian="11pt" style:font-weight-asian="normal" style:font-size-complex="11pt" style:font-weight-complex="normal"/>
    </style:style>
    <style:style style:name="T139" style:family="text">
      <style:text-properties style:font-name="Times New Roman" fo:font-size="11pt" style:text-underline-style="none" fo:font-weight="normal" officeooo:rsid="06dadc0a" style:font-size-asian="11pt" style:font-weight-asian="normal" style:font-size-complex="11pt" style:font-weight-complex="normal"/>
    </style:style>
    <style:style style:name="T140" style:family="text">
      <style:text-properties style:font-name="Times New Roman" fo:font-size="11pt" style:text-underline-style="none" fo:font-weight="normal" officeooo:rsid="023cc0b1" style:font-size-asian="11pt" style:font-weight-asian="normal" style:font-size-complex="11pt" style:font-weight-complex="normal"/>
    </style:style>
    <style:style style:name="T141" style:family="text">
      <style:text-properties style:font-name="Times New Roman" fo:font-size="11pt" style:text-underline-style="none" fo:font-weight="normal" officeooo:rsid="023dff47" style:font-size-asian="11pt" style:font-weight-asian="normal" style:font-size-complex="11pt" style:font-weight-complex="normal"/>
    </style:style>
    <style:style style:name="T142" style:family="text">
      <style:text-properties officeooo:rsid="00d92337"/>
    </style:style>
    <style:style style:name="T143" style:family="text">
      <style:text-properties officeooo:rsid="0137f45c"/>
    </style:style>
    <style:style style:name="T144" style:family="text">
      <style:text-properties officeooo:rsid="01f65f19"/>
    </style:style>
    <style:style style:name="T145" style:family="text">
      <style:text-properties officeooo:rsid="02ccee6b"/>
    </style:style>
    <style:style style:name="T146" style:family="text">
      <style:text-properties officeooo:rsid="02ce3488"/>
    </style:style>
    <style:style style:name="T147" style:family="text">
      <style:text-properties officeooo:rsid="03271583"/>
    </style:style>
    <style:style style:name="T148" style:family="text">
      <style:text-properties officeooo:rsid="033189bf"/>
    </style:style>
    <style:style style:name="T149" style:family="text">
      <style:text-properties fo:font-size="12pt" style:font-size-asian="12pt" style:font-size-complex="12pt"/>
    </style:style>
    <style:style style:name="T150" style:family="text">
      <style:text-properties officeooo:rsid="0349a297"/>
    </style:style>
    <style:style style:name="T151" style:family="text">
      <style:text-properties officeooo:rsid="034b463a"/>
    </style:style>
    <style:style style:name="T152" style:family="text">
      <style:text-properties officeooo:rsid="035170a6"/>
    </style:style>
    <style:style style:name="T153" style:family="text">
      <style:text-properties fo:font-style="italic" style:text-underline-style="none" officeooo:rsid="00391b97" style:font-style-asian="italic" style:font-style-complex="italic"/>
    </style:style>
    <style:style style:name="T154" style:family="text">
      <style:text-properties fo:font-style="italic" style:text-underline-style="none" fo:font-weight="normal" officeooo:rsid="03540729" style:font-name-asian="TimesNewRomanPSMT" style:font-style-asian="italic" style:font-weight-asian="normal" style:font-name-complex="TimesNewRomanPSM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9">Curriculum vitae<text:tab/><text:tab/><text:tab/><text:tab/><text:tab/><text:tab/><text:tab/></text:span><text:tab/><text:tab/></text:p>
      <text:p text:style-name="P16"><text:span text:style-name="T4">Lahti, </text:span><text:span text:style-name="T6">Leo</text:span><text:span text:style-name="T4"> </text:span><text:span text:style-name="T5">M.</text:span><text:span text:style-name="T7"> </text:span><text:span text:style-name="T10">(b</text:span><text:span text:style-name="T9">orn</text:span><text:span text:style-name="T8"> </text:span><text:span text:style-name="T7">2</text:span><text:span text:style-name="T11">nd</text:span><text:span text:style-name="T7"> July, 1979 in Turku, Finland; </text:span><text:span text:style-name="T8">Finnish national</text:span><text:span text:style-name="T10">)</text:span></text:p>
      <text:p text:style-name="P17"><text:span text:style-name="T113">ORCID: 0000-0001-5537-637X </text:span><text:span text:style-name="T114">| </text:span><text:span text:style-name="T111">R</text:span><text:span text:style-name="T112">esearch website: http://www.iki.fi/Leo.Lahti</text:span></text:p>
      <text:p text:style-name="P7"><text:span text:style-name="T103">E</text:span><text:span text:style-name="T102">ducation</text:span></text:p>
      <text:p text:style-name="P3"><text:span text:style-name="T61">9/</text:span><text:span text:style-name="T60">20</text:span><text:span text:style-name="T62">15 </text:span><text:span text:style-name="T65">Title of </text:span><text:span text:style-name="T63">Docent </text:span><text:span text:style-name="T64">(Applied Mathematics)</text:span>, University of <text:span text:style-name="T59">Turku, Finland.</text:span></text:p>
      <text:p text:style-name="P4"><text:span text:style-name="T143">12/2010 </text:span>Doctor of Science <text:span text:style-name="T144">in </text:span>Technology <text:span text:style-name="T146">(Bioinformatics)</text:span>, <text:span text:style-name="T58">Aalto University</text:span>, <text:span text:style-name="T145">Finland</text:span><text:span text:style-name="T93">. </text:span></text:p>
      <text:p text:style-name="P4"><text:span text:style-name="T143">12/2003 </text:span>Master of Science <text:span text:style-name="T144">in </text:span>Technology <text:span text:style-name="T146">(Engineering Mathematics)</text:span>, <text:span text:style-name="T58">Helsinki Univ. Technology</text:span>, <text:span text:style-name="T145">Finland</text:span><text:span text:style-name="T94">. </text:span></text:p>
      <text:p text:style-name="P8"><text:span text:style-name="T142">7/2008 Bachelor </text:span>of Science <text:span text:style-name="T144">in Political Sciences (Practical Philosophy)</text:span>, <text:span text:style-name="T58">University of Helsinki</text:span>, <text:span text:style-name="T145">Finland.</text:span></text:p>
      <text:p text:style-name="P2">Current <text:span text:style-name="T147">positions</text:span></text:p>
      <text:p text:style-name="P11"><text:span text:style-name="T150">8/2019</text:span>- <text:s/><text:span text:style-name="T150">Associate Professor. </text:span><text:span text:style-name="T60">University of Turku. </text:span><text:span text:style-name="T70">Department of Future Technologies</text:span><text:span text:style-name="T87">. </text:span></text:p>
      <text:p text:style-name="P14">6/2019- Turku City Data Oy Board member and scientific advisor (from founding date). <text:s/></text:p>
      <text:p text:style-name="P13"><text:span text:style-name="T137">4/2017- </text:span><text:span text:style-name="T138">S</text:span><text:span text:style-name="T139">cientific advisor, </text:span><text:span text:style-name="T140">Machine Learning &amp; AI. </text:span><text:span text:style-name="T139">Blueprint Genetics </text:span><text:span text:style-name="T141">Co. </text:span><text:span text:style-name="T138">Finland.</text:span><text:span text:style-name="T140"> </text:span></text:p>
      <text:p text:style-name="P9">9/2016-<text:span text:style-name="T151">7</text:span>/20<text:span text:style-name="T151">19</text:span> <text:span text:style-name="T148">Group leader </text:span><text:span text:style-name="T69">&amp; </text:span><text:span text:style-name="T60">Academy Research Fellow. University of Turku. Mathematics and Statistics. </text:span></text:p>
      <text:p text:style-name="P10"/>
      <text:p text:style-name="P12">International experience</text:p>
      <text:p text:style-name="P10">12/2015-8/2018 (2.5 years) Visiting scholar. <text:span text:style-name="T152">Raes Lab. </text:span>VIB/KU Leuven, Belgium. <text:s/></text:p>
      <text:p text:style-name="P5"><text:span text:style-name="T22">9/</text:span><text:span text:style-name="T23">2012-</text:span><text:span text:style-name="T22">8/</text:span><text:span text:style-name="T23">2015 </text:span><text:span text:style-name="T24">(</text:span><text:span text:style-name="T25">3 years</text:span><text:span text:style-name="T24">) </text:span><text:span text:style-name="T23">Academy of Finland </text:span><text:span text:style-name="T26">Postdoc</text:span><text:span text:style-name="T23">.</text:span><text:span text:style-name="T25"> </text:span><text:span text:style-name="T27">Univ. </text:span><text:span text:style-name="T66">Helsinki </text:span><text:span text:style-name="T67">&amp; </text:span><text:span text:style-name="T72">Wageningen </text:span><text:span text:style-name="T73">(Netherlands)</text:span><text:span text:style-name="T74">. </text:span></text:p>
      <text:p text:style-name="P19"><text:span text:style-name="T75">1</text:span><text:span text:style-name="T74">1/2010-1/2011 </text:span><text:span text:style-name="T76">(3 months) </text:span><text:span text:style-name="T74">European Bioinformatics Institute EBI, UK. </text:span><text:span text:style-name="T28">Visiting </text:span><text:span text:style-name="T23">scholar.</text:span><text:span text:style-name="T29"> </text:span></text:p>
      <text:p text:style-name="P18"><text:span text:style-name="T74">7/2002 </text:span><text:span text:style-name="T77">(1.5 months) </text:span><text:span text:style-name="T78">Croatian </text:span><text:span text:style-name="T79">Meteorological Institute, Zagreb, Croatia. </text:span><text:span text:style-name="T74">Summer trainee. </text:span><text:span text:style-name="T79"><text:s/></text:span><text:span text:style-name="T74"><text:s/></text:span></text:p>
      <text:p text:style-name="P19"><text:span text:style-name="T74">6/2001-8/2001 </text:span><text:span text:style-name="T76">(3 months) </text:span><text:span text:style-name="T74">CERN, Geneva, Switzerland. Research trainee.</text:span></text:p>
      <text:p text:style-name="P20"><text:span text:style-name="T74">9-</text:span><text:span text:style-name="T71">10/2000 (2 months) Dakshinayan, Bihar, India. Volunteering teacher in a rural village.</text:span></text:p>
      <text:p text:style-name="P21"><text:span text:style-name="T2">Fellowships and awards in the last 5 years </text:span><text:span text:style-name="T153">Major </text:span><text:span text:style-name="T154">awards:</text:span><text:span text:style-name="T85">Academy of Finland </text:span><text:span text:style-name="T86">Research F</text:span><text:span text:style-name="T85">ellow</text:span><text:span text:style-name="T80"> (</text:span><text:span text:style-name="T84">1.14M</text:span><text:span text:style-name="T83">e; </text:span><text:span text:style-name="T82">9/</text:span><text:span text:style-name="T83">201</text:span><text:span text:style-name="T81">6</text:span><text:span text:style-name="T83">-</text:span><text:span text:style-name="T82">8/</text:span><text:span text:style-name="T83">20</text:span><text:span text:style-name="T81">21</text:span><text:span text:style-name="T80">); </text:span><text:span text:style-name="T95">201</text:span><text:span text:style-name="T96">7</text:span><text:span text:style-name="T95"> Open </text:span><text:span text:style-name="T97">S</text:span><text:span text:style-name="T95">cience award </text:span><text:span text:style-name="T98">by</text:span><text:span text:style-name="T95"> Ministry of Education and Culture</text:span><text:span text:style-name="T88"> </text:span><text:span text:style-name="T92">f</text:span><text:span text:style-name="T88">or </text:span><text:span text:style-name="T89">Open Knowledge Finland Open Science work group, </text:span><text:span text:style-name="T91">where</text:span><text:span text:style-name="T89"> I am founding member, first coordinator, and </text:span><text:span text:style-name="T90">active </text:span><text:span text:style-name="T91">contributor</text:span><text:span text:style-name="T89">.</text:span></text:p>
      <text:p text:style-name="P15"><text:span text:style-name="T3">S</text:span><text:span text:style-name="T1">upervision </text:span><text:span text:style-name="T3">of graduate students and research fellows </text:span><text:span text:style-name="T68">PI in University of Turku. </text:span><text:span text:style-name="T20">P</text:span><text:span text:style-name="T18">rimary supervisor for </text:span><text:span text:style-name="T14">2</text:span><text:span text:style-name="T12"> </text:span><text:span text:style-name="T13">PhD student</text:span><text:span text:style-name="T18">s</text:span><text:span text:style-name="T15">; </text:span><text:span text:style-name="T20">c</text:span><text:span text:style-name="T15">o-supervis</text:span><text:span text:style-name="T21">or for</text:span><text:span text:style-name="T17"> </text:span><text:span text:style-name="T15">2 postdocs </text:span><text:span text:style-name="T20">and </text:span><text:span text:style-name="T19">4</text:span><text:span text:style-name="T13"> PhD students</text:span><text:span text:style-name="T16">. Graduated </text:span><text:span text:style-name="T18">(</text:span><text:span text:style-name="T16">co-</text:span><text:span text:style-name="T18">instructor)</text:span><text:span text:style-name="T16">: </text:span><text:span text:style-name="T19">2 </text:span><text:span text:style-name="T18">PhD student</text:span><text:span text:style-name="T19">s (both with distinction)</text:span><text:span text:style-name="T30">.</text:span></text:p>
      <text:list xml:id="list2852718435" text:style-name="RTF_5f_Num_20_3">
        <text:list-item>
          <text:p text:style-name="P22">Community service</text:p>
        </text:list-item>
        <text:list-item>
          <text:p text:style-name="P25"><text:span text:style-name="T115">2</text:span><text:span text:style-name="T121">022 European Conference on Computational Biology (ECCB)</text:span><text:span text:style-name="T117">.</text:span><text:span text:style-name="T116"> </text:span><text:span text:style-name="T122">O</text:span><text:span text:style-name="T123">rganiz</text:span><text:span text:style-name="T122">ing committee</text:span><text:span text:style-name="T124">.</text:span></text:p>
        </text:list-item>
        <text:list-item>
          <text:p text:style-name="P23"><text:span text:style-name="T115">2018- </text:span><text:span text:style-name="T116">Editor</text:span><text:span text:style-name="T117">ial board.</text:span><text:span text:style-name="T116"> </text:span><text:span text:style-name="T118">Frontiers in Microbiology </text:span><text:span text:style-name="T119">(2019-) </text:span><text:span text:style-name="T118">&amp; </text:span><text:span text:style-name="T116">Versus </text:span><text:span text:style-name="T120">Journal </text:span><text:span text:style-name="T119">(2018-)</text:span><text:span text:style-name="T37">. </text:span></text:p>
        </text:list-item>
        <text:list-item>
          <text:p text:style-name="P24"><text:span text:style-name="T105">12/</text:span><text:span text:style-name="T106">2016 </text:span><text:span text:style-name="T105">(</text:span><text:span text:style-name="T99">Int’</text:span><text:span text:style-name="T100">l</text:span><text:span text:style-name="T101">) </text:span><text:span text:style-name="T105">Conference </text:span><text:span text:style-name="T106">Philosophy and History of Open Science. </text:span><text:span text:style-name="T110">O</text:span><text:span text:style-name="T107">rganiz</text:span><text:span text:style-name="T110">ing committee</text:span><text:span text:style-name="T106">.</text:span></text:p>
        </text:list-item>
        <text:list-item>
          <text:p text:style-name="P24"><text:span text:style-name="T105">3/</text:span><text:span text:style-name="T106">2</text:span><text:span text:style-name="T105">018 </text:span><text:span text:style-name="T31">D</text:span><text:span text:style-name="T32">igital Humanities in the Nordics</text:span><text:span text:style-name="T33">. </text:span><text:span text:style-name="T109">P</text:span><text:span text:style-name="T108">rogram </text:span><text:span text:style-name="T106">committee</text:span><text:span text:style-name="T32"> </text:span><text:span text:style-name="T34">(Open Science chair).</text:span></text:p>
        </text:list-item>
        <text:list-item>
          <text:p text:style-name="P24"><text:span text:style-name="T34">9/2018 </text:span><text:span text:style-name="T31">European Conference Machine Learning &amp; Knowledge Discovery</text:span><text:span text:style-name="T35">. </text:span><text:span text:style-name="T34">Program committee</text:span><text:span text:style-name="T36">.</text:span></text:p>
        </text:list-item>
        <text:list-item>
          <text:p text:style-name="P24"><text:span text:style-name="T38">9/2017 </text:span><text:span text:style-name="T39">European Conference Machine Learning &amp; Knowledge Discovery</text:span><text:span text:style-name="T40">. </text:span><text:span text:style-name="T38">Program committee</text:span><text:span text:style-name="T41">.</text:span></text:p>
        </text:list-item>
        <text:list-item>
          <text:p text:style-name="P23"><text:span text:style-name="T125">201</text:span><text:span text:style-name="T126">3</text:span><text:span text:style-name="T127">-1</text:span><text:span text:style-name="T126">5 </text:span><text:span text:style-name="T128">Found</text:span><text:span text:style-name="T129">er</text:span><text:span text:style-name="T128"> </text:span><text:span text:style-name="T130">&amp;</text:span><text:span text:style-name="T128"> </text:span><text:span text:style-name="T126">coordinator. </text:span><text:span text:style-name="T128">Open Knowledge Finland </text:span><text:span text:style-name="T131">ry. </text:span><text:span text:style-name="T128">Open Science Work Group. </text:span><text:span text:style-name="T132">Finland.</text:span></text:p>
        </text:list-item>
        <text:list-item>
          <text:p text:style-name="P23"><text:span text:style-name="T133">2009-10 Board member, </text:span><text:span text:style-name="T132">PR &amp; </text:span><text:span text:style-name="T134">v</text:span><text:span text:style-name="T133">ice pres</text:span><text:span text:style-name="T135">ident</text:span><text:span text:style-name="T133">. </text:span><text:span text:style-name="T136">Society for Bioinformatics</text:span><text:span text:style-name="T133">. </text:span><text:span text:style-name="T132">Finland.</text:span></text:p>
          <text:list>
            <text:list-item>
              <text:list>
                <text:list-item>
                  <text:p text:style-name="P26"><text:s/></text:p>
                </text:list-item>
              </text:list>
            </text:list-item>
          </text:list>
        </text:list-item>
      </text:list>
      <text:p text:style-name="P6"><text:span text:style-name="T42">Bibliographic information </text:span><text:span text:style-name="T45">60</text:span><text:span text:style-name="T43">+ peer-reviewed publications; h-index </text:span><text:span text:style-name="T45">20</text:span><text:span text:style-name="T43">; </text:span><text:span text:style-name="T45">20</text:span><text:span text:style-name="T43">00+ citations; </text:span><text:span text:style-name="T44">150+ co-authors; </text:span><text:span text:style-name="T46">10</text:span><text:span text:style-name="T57">0+ </text:span><text:span text:style-name="T53">academic </text:span><text:span text:style-name="T56">presentations </text:span><text:span text:style-name="T55">and </text:span><text:span text:style-name="T48">workshops </text:span><text:span text:style-name="T53">in </text:span><text:span text:style-name="T54">15+ countries</text:span><text:span text:style-name="T47">. </text:span><text:span text:style-name="T49">Developer of 10+ mature open research software projects </text:span><text:span text:style-name="T51">(bioinformatics, machine learning, open data) </text:span><text:span text:style-name="T50">with ~</text:span><text:span text:style-name="T52">100k </text:span><text:span text:style-name="T51">annual </text:span><text:span text:style-name="T50">downloads</text:span><text:span text:style-name="T4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2.6.2$Linux_X86_64 LibreOffice_project/20$Build-2</meta:generator>
    <dc:date>2019-09-14T13:50:39.235194454</dc:date>
    <meta:editing-duration>PT18H44M34S</meta:editing-duration>
    <meta:editing-cycles>622</meta:editing-cycles>
    <meta:document-statistic meta:table-count="0" meta:image-count="0" meta:object-count="0" meta:page-count="1" meta:paragraph-count="33" meta:word-count="381" meta:character-count="2972" meta:non-whitespace-character-count="2597"/>
  </office:meta>
</office:document-meta>
</file>